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Заявление для получения финансовой поддержки</text:span></text:span></text:p>
      <text:p text:style-name="Text_20_body"><text:span text:style-name="Emphasis">Заголовок: Заявление на финансовую поддержку от Попечительского совета</text:span></text:p>
      <text:p text:style-name="Text_20_body">Я, [Ваше Имя], представитель [название организации/учреждения], прошу Попечительский совет рассмотреть возможность предоставления финансовой поддержки для следующих целей:</text:p>
      <text:list xml:id="list21156379" text:style-name="L1">
        <text:list-item>
          <text:p text:style-name="P2">[Краткое описание проекта или мероприятия, которое требует финансовой поддержки].</text:p>
        </text:list-item>
        <text:list-item>
          <text:p text:style-name="P2">[Обоснование необходимости финансовой помощи].</text:p>
        </text:list-item>
        <text:list-item>
          <text:p text:style-name="P1">[План использования предоставленных средств].</text:p>
        </text:list-item>
      </text:list>
      <text:p text:style-name="Text_20_body">Я готов предоставить дополнительную информацию и ответить на вопросы Попечительского совета в любое удобное для вас время.</text:p>
      <text:p text:style-name="Text_20_body">С уважением,</text:p>
      <text:p text:style-name="Text_20_body">[Ваше Имя]</text:p>
      <text:p text:style-name="Text_20_body">[Ваш контактный номер]</text:p>
      <text:p text:style-name="Text_20_body">[Ваша должность в организации]</text:p>
      <text:p text:style-name="Text_20_body"><text:span text:style-name="Strong_20_Emphasis">Подпись: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29:32.358310327</meta:creation-date>
    <dc:date>2023-12-15T16:30:17.807219656</dc:date>
    <meta:editing-duration>PT45S</meta:editing-duration>
    <meta:editing-cycles>1</meta:editing-cycles>
    <meta:document-statistic meta:table-count="0" meta:image-count="0" meta:object-count="0" meta:page-count="1" meta:paragraph-count="12" meta:word-count="79" meta:character-count="667" meta:non-whitespace-character-count="603"/>
    <meta:generator>LibreOffice/7.3.7.2$Linux_X86_64 LibreOffice_project/30$Build-2</meta:generator>
  </office:meta>
</office:document-meta>
</file>